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public-property-virgin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public-property-virgin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TI - Commercial Driving Facility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American National University - Parkersburg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22">
            <text:p>449922</text:p>
          </table:table-cell>
          <table:table-cell table:style-name="ce21" office:value-type="string">
            <text:p>Appalachian College of Pharmac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25">
            <text:p>9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37">
            <text:p>443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77">
            <text:p>4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364">
            <text:p>3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astern Shore Laboratory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entreville Extension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1449">
            <text:p>461449</text:p>
          </table:table-cell>
          <table:table-cell table:style-name="ce21" office:value-type="string">
            <text:p>Cosmopolitan Beauty and Tech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0">
            <text:p>4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7">
            <text:p>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6179">
            <text:p>476179</text:p>
          </table:table-cell>
          <table:table-cell table:style-name="ce21" office:value-type="string">
            <text:p>Empire Beauty School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Virginia Beach- VA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">
            <text:p>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1924">
            <text:p>481924</text:p>
          </table:table-cell>
          <table:table-cell table:style-name="ce21" office:value-type="string">
            <text:p>Everest College-Woodbrid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1">
            <text:p>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457">
            <text:p>4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utomotive Technology Center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454">
            <text:p>1245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454">
            <text:p>12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454">
            <text:p>12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38">
            <text:p>7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38">
            <text:p>7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38">
            <text:p>7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1">
            <text:p>1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6">
            <text:p>3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72">
            <text:p>4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5194">
            <text:p>475194</text:p>
          </table:table-cell>
          <table:table-cell table:style-name="ce21" office:value-type="string">
            <text:p>Miller-Motte Technical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24">
            <text:p>29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08">
            <text:p>48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ll Site</text:p>
          </table:table-cell>
          <table:table-cell table:style-name="ce21" office:value-type="float" office:value="4808">
            <text:p>48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8">
            <text:p>67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1412">
            <text:p>461412</text:p>
          </table:table-cell>
          <table:table-cell table:style-name="ce21" office:value-type="string">
            <text:p>Northern Virginia School of Therapeutic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63">
            <text:p>3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0930">
            <text:p>480930</text:p>
          </table:table-cell>
          <table:table-cell table:style-name="ce21" office:value-type="string">
            <text:p>Paul Mitchell The School Woodbrid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PVCC Jefferson School Center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Carilion Roanoke Community Hospital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Kilmarnock Center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6133">
            <text:p>476133</text:p>
          </table:table-cell>
          <table:table-cell table:style-name="ce21" office:value-type="string">
            <text:p>Regency Beauty Institut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699">
            <text:p>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784">
            <text:p>5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0">
            <text:p>2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5">
            <text:p>28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663">
            <text:p>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99">
            <text:p>1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33">
            <text:p>110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hlgre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Northern VA - Arlington Learning Center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Phoenix - Virginia Beach Learning Center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0923">
            <text:p>460923</text:p>
          </table:table-cell>
          <table:table-cell table:style-name="ce21" office:value-type="string">
            <text:p>Virginia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ollege in Richmond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224">
            <text:p>22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CU Inova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84">
            <text:p>2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75">
            <text:p>16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082">
            <text:p>459082</text:p>
          </table:table-cell>
          <table:table-cell table:style-name="ce21" office:value-type="string">
            <text:p>Virginia Tech Carilion School of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Tech Carilion School of Medicin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9">
            <text:p>1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4">
            <text:p>86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468">
            <text:p>3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public-property-virgini" style:display-name="PageStyle_arrests-public-property-virgin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